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0c837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ans-serif"/>
    </style:style>
    <style:style style:name="T3" style:family="text">
      <style:text-properties style:text-underline-style="none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../../../../../../../../../Citation/Downloa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lce I. Valdivia, Manuela Geiß, Marc Hellmuth, Maribel Hernandez Rosales, and <text:span text:style-name="T1">Peter F.<text:line-break/>Stadler</text:span><text:span text:style-name="T3">.</text:span> Hierarchical and modularly-minimal vertex colorings. Art Discr. Appl. Math, 6:P2.01,<text:line-break/>2023.</text:p>
      <text:p text:style-name="Standard"/>
      <text:p text:style-name="Text_20_body">Grover E. C. Guzman, <text:span text:style-name="T1">Peter F. Stadler</text:span>, and Andre Fujita. Efficient eigenvalue counts for tree-like networks. J. Complex Networks, 10:cnac040, 2022.</text:p>
      <text:p text:style-name="Standard">Guzman, G., <text:span text:style-name="T1">Stadler, P.</text:span>, &amp; <text:span text:style-name="T3">Fujita, A</text:span>. (2021). Efficient Laplacian spectral density computations for networks with arbitrary degree distributions. Network Science, 9(3), 312-327. doi:10.1017/nws.2021.10</text:p>
      <text:p text:style-name="Standard"/>
      <text:p text:style-name="P1">Katharina T. Huber, Marc Hellmuth, Guillaume E. Scholz, and Peter F. Stadler. Injective split systems. Graphs and Combinatorics, 2023. accepted</text:p>
      <text:p text:style-name="P1"/>
      <text:p text:style-name="P1">Carsten R. Seemann, Vincent Moulton, Peter F. Stadler, and Marc Hellmuth. Planar<text:line-break/>median graphs and cubesquare-graphs. Discr. Appl. Math., 331:38–58, 2023.</text:p>
      <text:p text:style-name="P1"/>
      <text:p text:style-name="P1">Juan Jos´e Montellano Ballesteros, Anahy Santiago Arguello, and Peter F. Stadler. Hamiltonicity in power graphs of a type of abelian groups. J. Algebraic Comb., 313-328:57, 2023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rg Fallmann</meta:initial-creator>
    <meta:creation-date>2023-07-03T08:47:37.315271518</meta:creation-date>
    <dc:date>2023-07-04T14:38:10.055620864</dc:date>
    <dc:creator>Joerg Fallmann</dc:creator>
    <meta:editing-duration>PT23M3S</meta:editing-duration>
    <meta:editing-cycles>3</meta:editing-cycles>
    <meta:generator>LibreOffice/7.5.3.2$Linux_X86_64 LibreOffice_project/50$Build-2</meta:generator>
    <meta:document-statistic meta:table-count="0" meta:image-count="0" meta:object-count="0" meta:page-count="1" meta:paragraph-count="6" meta:word-count="138" meta:character-count="1010" meta:non-whitespace-character-count="879"/>
  </office:meta>
</office:document-meta>
</file>